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pring Testing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@zakyalv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ality : Confident Deployments!</text:p>
              </text:list-item>
              <text:list-item>
                <text:p>Manual (Swagger) testing + debugging tools will slowing your brain down (no offense :-P). Not repeatable.</text:p>
              </text:list-item>
              <text:list-item>
                <text:p>Catch bugs earlier (fast feedback).</text:p>
              </text:list-item>
              <text:list-item>
                <text:p>Technical document of your features or co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DD...TDD...TDD...TDD...TDD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se proper testing tools : Junit or TestNG, Mockito, Hamcrest, Spring Mvc Test, Spring Kafka Test (Embedded Kafka), Flapdoodle (Embedded MongoDb), Embedded Redis, RestAssured, OkHttp’s Mock Http Server etc.</text:p>
              </text:list-item>
              <text:list-item>
                <text:p>Test production features or components. In term of spring, component from ApplicationContex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ands On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23:07:15.927654110</meta:creation-date>
    <meta:editing-duration>PT1H7M8S</meta:editing-duration>
    <meta:editing-cycles>17</meta:editing-cycles>
    <meta:generator>LibreOffice/6.0.5.2$MacOSX_X86_64 LibreOffice_project/54c8cbb85f300ac59db32fe8a675ff7683cd5a16</meta:generator>
    <dc:title>Impress</dc:title>
    <dc:date>2018-11-09T16:25:14.716012875</dc:date>
    <meta:document-statistic meta:object-count="54"/>
  </office:meta>
</office:document-meta>
</file>